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127" officeooo:paragraph-rsid="001ea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dataset- <text:a xlink:type="simple" xlink:href="https://download.geofabrik.de/asia.html" text:style-name="Internet_20_link" text:visited-style-name="Visited_20_Internet_20_Link">https://download.geofabrik.de/asia.html</text:a></text:p>
      <text:p text:style-name="P1">file used- maldives.gpkg</text:p>
      <text:p text:style-name="P1">Available layers: ['gis_osm_transport_free', 'gis_osm_pois_free', 'gis_osm_traffic_free', 'gis_osm_pofw_free', 'gis_osm_natural_free', 'gis_osm_places_free', 'gis_osm_roads_free', 'gis_osm_places_a_free', 'gis_osm_landuse_a_free', 'gis_osm_water_a_free', 'gis_osm_natural_a_free', 'gis_osm_buildings_a_free', 'gis_osm_pois_a_free', 'gis_osm_traffic_a_free', 'gis_osm_adminareas_a_free', 'gis_osm_pofw_a_free', 'gis_osm_waterways_free', 'gis_osm_transport_a_free', 'gis_osm_protected_areas_a_free', 'gis_osm_railways_free']</text:p>
      <text:p text:style-name="P1"/>
      <text:p text:style-name="P1">Processing points → gis_osm_pois_free</text:p>
      <text:p text:style-name="P1">points size: 3292</text:p>
      <text:p text:style-name="P1"/>
      <text:p text:style-name="P1">Processing lines → gis_osm_roads_free</text:p>
      <text:p text:style-name="P1">lines size: 13816</text:p>
      <text:p text:style-name="P1"/>
      <text:p text:style-name="P1">Processing simple_polygons → gis_osm_buildings_a_free</text:p>
      <text:p text:style-name="P1">simple_polygons size: 37013</text:p>
      <text:p text:style-name="P1"/>
      <text:p text:style-name="P1">Processing complex_polygons → gis_osm_landuse_a_free</text:p>
      <text:p text:style-name="P1">complex_polygons size: 236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02:22:53.886749351</meta:creation-date>
    <dc:date>2026-04-21T02:36:21.056802531</dc:date>
    <meta:editing-duration>PT20S</meta:editing-duration>
    <meta:editing-cycles>1</meta:editing-cycles>
    <meta:document-statistic meta:table-count="0" meta:image-count="0" meta:object-count="0" meta:page-count="1" meta:paragraph-count="11" meta:word-count="57" meta:character-count="869" meta:non-whitespace-character-count="823"/>
    <meta:generator>LibreOffice/7.3.7.2$Linux_X86_64 LibreOffice_project/30$Build-2</meta:generator>
  </office:meta>
</office:document-meta>
</file>